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text-properties/>
      <style:paragraph-properties/>
    </style:style>
    <style:style style:family="paragraph" style:name="P34">
      <style:paragraph-properties fo:margin-left="0cm" fo:text-indent="0cm"/>
    </style:style>
    <style:style style:family="paragraph" style:name="P35">
      <style:text-properties/>
      <style:paragraph-properties fo:margin-left="0cm" fo:text-indent="0cm"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paragraph" style:name="P36">
      <style:paragraph-properties fo:margin-left="0cm" fo:text-indent="0cm"/>
    </style:style>
    <style:style style:family="text" style:name="T28">
      <style:text-properties/>
    </style:style>
    <style:style style:family="text" style:name="T29">
      <style:text-properties/>
    </style:style>
    <style:style style:family="paragraph" style:name="P37">
      <style:text-properties/>
      <style:paragraph-properties fo:margin-left="0cm" fo:text-indent="0cm"/>
    </style:style>
    <style:style style:family="text" style:name="T30">
      <style:text-properties/>
    </style:style>
    <style:style style:family="paragraph" style:name="P38">
      <style:text-properties/>
      <style:paragraph-properties fo:margin-left="0cm" fo:text-indent="0cm"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paragraph" style:name="P39">
      <style:text-properties/>
      <style:paragraph-properties fo:margin-left="0cm" fo:text-indent="0cm"/>
    </style:style>
    <style:style style:family="text" style:name="T34">
      <style:text-properties/>
    </style:style>
    <style:style style:family="text" style:name="T35">
      <style:text-properties/>
    </style:style>
    <style:style style:family="paragraph" style:name="P40">
      <style:text-properties/>
      <style:paragraph-properties fo:margin-left="0cm" fo:text-indent="0cm"/>
    </style:style>
    <style:style style:family="text" style:name="T36">
      <style:text-properties/>
    </style:style>
    <style:style style:family="text" style:name="T37">
      <style:text-properties/>
    </style:style>
    <style:style style:family="paragraph" style:name="P41">
      <style:text-properties/>
      <style:paragraph-properties fo:margin-left="0cm" fo:text-indent="0cm"/>
    </style:style>
    <style:style style:family="text" style:name="T38">
      <style:text-properties/>
    </style:style>
    <style:style style:family="text" style:name="T39">
      <style:text-properties/>
    </style:style>
    <style:style style:family="paragraph" style:name="P42">
      <style:text-properties/>
      <style:paragraph-properties fo:margin-left="0cm" fo:text-indent="0cm"/>
    </style:style>
    <style:style style:family="text" style:name="T40">
      <style:text-properties/>
    </style:style>
    <style:style style:family="text" style:name="T41">
      <style:text-properties/>
    </style:style>
    <style:style style:family="paragraph" style:name="P43">
      <style:text-properties/>
      <style:paragraph-properties fo:margin-left="0cm" fo:text-indent="0cm"/>
    </style:style>
    <style:style style:family="text" style:name="T42">
      <style:text-properties/>
    </style:style>
    <style:style style:family="text" style:name="T43">
      <style:text-properties/>
    </style:style>
    <style:style style:family="paragraph" style:name="P44">
      <style:text-properties/>
      <style:paragraph-properties fo:margin-left="0cm" fo:text-indent="0cm"/>
    </style:style>
    <style:style style:family="text" style:name="T44">
      <style:text-properties/>
    </style:style>
    <style:style style:family="text" style:name="T45">
      <style:text-properties/>
    </style:style>
    <style:style style:family="paragraph" style:name="P45">
      <style:text-properties/>
      <style:paragraph-properties fo:margin-left="0cm" fo:text-indent="0cm"/>
    </style:style>
    <style:style style:family="text" style:name="T46">
      <style:text-properties/>
    </style:style>
    <style:style style:family="text" style:name="T47">
      <style:text-properties/>
    </style:style>
    <style:style style:family="paragraph" style:name="P46">
      <style:text-properties/>
      <style:paragraph-properties fo:margin-left="0cm" fo:text-indent="0cm"/>
    </style:style>
    <style:style style:family="text" style:name="T48">
      <style:text-properties/>
    </style:style>
    <style:style style:family="text" style:name="T49">
      <style:text-properties/>
    </style:style>
    <style:style style:family="paragraph" style:name="P47">
      <style:text-properties/>
      <style:paragraph-properties fo:margin-left="0cm" fo:text-indent="0cm"/>
    </style:style>
    <style:style style:family="text" style:name="T50">
      <style:text-properties/>
    </style:style>
    <style:style style:family="text" style:name="T51">
      <style:text-properties/>
    </style:style>
    <style:style style:family="paragraph" style:name="P48">
      <style:paragraph-properties fo:text-align="left" fo:margin-left="0cm" fo:text-indent="0cm"/>
    </style:style>
    <style:style style:family="text" style:name="T52">
      <style:text-properties/>
    </style:style>
    <style:style style:family="text" style:name="T53">
      <style:text-properties/>
    </style:style>
  </office:automatic-styles>
  <office:body>
    <office:text text:use-soft-page-breaks="true">
      <text:p text:style-name="P33"><text:span/><text:bookmark-start text:name="_GoBack"/><text:span/><text:bookmark-end text:name="_GoBack"/><text:span>Gustavo Henrique Pinto, 3º DSM</text:span><text:span/></text:p>
      <text:p text:style-name="P34"><text:span/><text:span/></text:p>
      <text:p text:style-name="P35"><text:span text:style-name="T24">1. Heurísticas são métodos que levam a invenção, descoberta e resolução de problemas, servindo como vieses estratégicos que utilizamos diariamente para facilitar e agilizar o processo de escolha sobre uma decisão qualquer que precisemos tomar. No design as heurísticas tendem a ditar as melhores formas de projetar um produto para que a experiência do usuário com esse seja a mais fluída e menos cansativa possível</text:span><text:span text:style-name="T25"/><text:span text:style-name="T26"/><text:span text:style-name="T27"/></text:p>
      <text:p text:style-name="P36"><text:span text:style-name="T28"/><text:span text:style-name="T29"/></text:p>
      <text:p text:style-name="P37"><text:span text:style-name="T30">2. As dez heurísticas de Nielsen atuam sobre:</text:span><text:span/></text:p>
      <text:p text:style-name="P38"><text:span text:style-name="T31"/><text:span text:style-name="T32">A visibilidade do status do sistema, que se refere ao fato da interface do usuário alterar seu estado conforme as ações tomadas pelo mesmo, representando eventos passados e futuros.</text:span><text:span text:style-name="T33"/></text:p>
      <text:p text:style-name="P39"><text:span text:style-name="T34">A correspondência entre o sistema e o mundo real, referindo-se ao uso de figuras de linguagem, termos, jargões e ícones que o usuário final esteja habituado, facilitando a compreensão e o uso das informações visuais do sistema.</text:span><text:span text:style-name="T35"/></text:p>
      <text:p text:style-name="P40"><text:span text:style-name="T36">A liberdade e o controle do usuário, que garante que o usuário tenha a liberdade de agir da maneira que preferir dentro dos limites do sistema, desde que suas ações estejam dentro do escopo do sistema.</text:span><text:span text:style-name="T37"/></text:p>
      <text:p text:style-name="P41"><text:span text:style-name="T38">As consistências e padrões, que ditam que uma interface do usuário agradável deve ser padronizada e consistente entre suas telas e funcionalidades.</text:span><text:span text:style-name="T39"/></text:p>
      <text:p text:style-name="P42"><text:span text:style-name="T40">A prevenção de erros, que visa prevenir erros do usuário a partir de alertas e confirmações antes que ações potencialmente indesejadas sejam realizados.</text:span><text:span text:style-name="T41"/></text:p>
      <text:p text:style-name="P43"><text:span text:style-name="T42">O reconhecimento de padrões ao invés da memorização, que se refere ao uso de padrões para que o usuário não dependa puramente da memorização para acessar, navegar e operar dentro do sistema.</text:span><text:span text:style-name="T43"/></text:p>
      <text:p text:style-name="P44"><text:span text:style-name="T44">A flexibilidade e a eficiência, atuando sobre a criação de funcionalidades que tornem o sistema útil tanto aos novos usuários, como informações mais detalhadas e precisas, quanto a usuários experientes, como o uso de atalhos de teclado ou gestos.</text:span><text:span text:style-name="T45"/></text:p>
      <text:p text:style-name="P45"><text:span text:style-name="T46">A estética e o design minimalista, onde a interface exibe apenas as informações que mais agregam valor ao usuário, delegando as demais ao segundo plano.</text:span><text:span text:style-name="T47"/></text:p>
      <text:p text:style-name="P46"><text:span text:style-name="T48">Ao auxiliar o usuário a reconhecer, diagnosticar e tratar erros, referindo-se as indicações que ajudam o usuário a lidar com erros de uso do sistema depois que esses já aconteceram.</text:span><text:span text:style-name="T49"/></text:p>
      <text:p text:style-name="P47"><text:span text:style-name="T50">A ajuda e documentação, que visam a criação de seções que informam ao usuário como usar o sistema e sanar suas dúvidas, como tutoriais, FAQs e documentações.</text:span><text:span text:style-name="T51"/></text:p>
      <text:p text:style-name="P48"><text:span text:style-name="T52"/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pt" fo:country="BR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pt" fo:country="B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59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59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59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59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59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59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59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59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59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59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59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59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59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59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598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59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598" style:display-name="toc 1" style:family="paragraph" style:name="179">
      <style:paragraph-properties fo:margin-left="0cm" fo:margin-right="0cm" fo:text-indent="0cm" fo:margin-bottom="2.85pt"/>
    </style:style>
    <style:style style:parent-style-name="598" style:display-name="toc 2" style:family="paragraph" style:name="180">
      <style:paragraph-properties fo:margin-left="0.4992cm" fo:margin-right="0cm" fo:text-indent="0cm" fo:margin-bottom="2.85pt"/>
    </style:style>
    <style:style style:parent-style-name="598" style:display-name="toc 3" style:family="paragraph" style:name="181">
      <style:paragraph-properties fo:margin-left="1cm" fo:margin-right="0cm" fo:text-indent="0cm" fo:margin-bottom="2.85pt"/>
    </style:style>
    <style:style style:parent-style-name="598" style:display-name="toc 4" style:family="paragraph" style:name="182">
      <style:paragraph-properties fo:margin-left="1.499cm" fo:margin-right="0cm" fo:text-indent="0cm" fo:margin-bottom="2.85pt"/>
    </style:style>
    <style:style style:parent-style-name="598" style:display-name="toc 5" style:family="paragraph" style:name="183">
      <style:paragraph-properties fo:margin-left="2cm" fo:margin-right="0cm" fo:text-indent="0cm" fo:margin-bottom="2.85pt"/>
    </style:style>
    <style:style style:parent-style-name="598" style:display-name="toc 6" style:family="paragraph" style:name="184">
      <style:paragraph-properties fo:margin-left="2.5cm" fo:margin-right="0cm" fo:text-indent="0cm" fo:margin-bottom="2.85pt"/>
    </style:style>
    <style:style style:parent-style-name="598" style:display-name="toc 7" style:family="paragraph" style:name="185">
      <style:paragraph-properties fo:margin-left="3.001cm" fo:margin-right="0cm" fo:text-indent="0cm" fo:margin-bottom="2.85pt"/>
    </style:style>
    <style:style style:parent-style-name="598" style:display-name="toc 8" style:family="paragraph" style:name="186">
      <style:paragraph-properties fo:margin-left="3.5cm" fo:margin-right="0cm" fo:text-indent="0cm" fo:margin-bottom="2.85pt"/>
    </style:style>
    <style:style style:parent-style-name="59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598" style:display-name="table of figures" style:family="paragraph" style:name="189">
      <style:paragraph-properties fo:margin-bottom="0pt"/>
    </style:style>
    <style:style style:class="default" style:display-name="Normal" style:family="paragraph" style:name="598"/>
    <style:style style:parent-style-name="598" style:display-name="No Spacing" style:family="paragraph" style:name="601">
      <style:paragraph-properties fo:line-height="100%" fo:margin-bottom="0pt"/>
    </style:style>
    <style:style style:parent-style-name="598" style:display-name="List Paragraph" style:family="paragraph" style:name="602">
      <style:paragraph-properties fo:margin-left="1.27cm" style:contextual-spacing="true"/>
    </style:style>
    <style:style style:class="default" style:display-name="Default Paragraph Font" style:family="text" style:name="611"/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)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3.001cm" fo:margin-top="2.5cm" fo:margin-bottom="2.5cm"/>
    </style:page-layout>
    <style:page-layout style:name="Mpm2">
      <style:page-layout-properties fo:page-width="21cm" fo:page-height="29.7cm" style:print-orientation="portrait" fo:margin-left="3.001cm" fo:margin-right="3.001cm" fo:margin-top="2.5cm" fo:margin-bottom="2.5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